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2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3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Heading3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Heading3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Heading3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Heading3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3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SPORT RESEARCH</text:h>
      <text:p text:style-name="P2"/>
      <text:h text:style-name="P3" text:outline-level="2">Leena</text:h>
      <text:p text:style-name="P4"/>
      <text:h text:style-name="P5" text:outline-level="3">Wife carrying</text:h>
      <text:p text:style-name="P6"/>
      <text:h text:style-name="P7" text:outline-level="3">Ostrich racing</text:h>
      <text:p text:style-name="P8"/>
      <text:h text:style-name="P9" text:outline-level="3">Hot Dog eating</text:h>
      <text:p text:style-name="P10"/>
      <text:h text:style-name="P11" text:outline-level="2">Josh</text:h>
      <text:p text:style-name="P12"/>
      <text:h text:style-name="P13" text:outline-level="3">Pacu Jawi</text:h>
      <text:p text:style-name="P14"/>
      <text:h text:style-name="P15" text:outline-level="3">Caber Tossing</text:h>
      <text:p text:style-name="P16"/>
      <text:h text:style-name="P17" text:outline-level="3">Tuna Tossing</text:h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ena Jarvenpaa</meta:initial-creator>
    <dc:creator>Joshua Hall-Hems</dc:creator>
    <meta:creation-date>2020-01-15T19:12:00Z</meta:creation-date>
    <dc:date>2020-01-16T13:25:00Z</dc:date>
    <meta:template xlink:href="Normal" xlink:type="simple"/>
    <meta:editing-cycles>2</meta:editing-cycles>
    <meta:editing-duration>PT180S</meta:editing-duration>
    <meta:document-statistic meta:page-count="1" meta:paragraph-count="1" meta:word-count="17" meta:character-count="118" meta:row-count="1" meta:non-whitespace-character-count="102"/>
  </office:meta>
</office:document-meta>
</file>